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cb922" officeooo:paragraph-rsid="001cb922"/>
    </style:style>
    <style:style style:name="T1" style:family="text">
      <style:text-properties officeooo:rsid="001cfc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ghlighted blocks:</text:p>
      <text:p text:style-name="P1"/>
      <text:p text:style-name="P1">Added:</text:p>
      <text:p text:style-name="P1"><text:tab/>Adder: An adder for JSR's imm11 and PC. <text:s/>Sends output to a mux going to PC register.</text:p>
      <text:p text:style-name="P1"><text:tab/>Shifter: Calculates all three shifts for SHF using logic from bit4, bit5, imm4, and sr1_out</text:p>
      <text:p text:style-name="P1"><text:tab/><text:tab/>On bit4 low, it shifts sr1_out <text:s/>left by imm4 bits, else on bit 5 low it does a logical shift <text:tab/><text:tab/><text:tab/>right on sr1_out by imm4 bits, else it does an arithmetic shift right on sr1_out by imm4 <text:tab/><text:tab/><text:tab/>bits</text:p>
      <text:p text:style-name="P1"><text:tab/>Masker: Used for calculating data on LDB. <text:s/>Using bit0 as a logical enable and mem_wdata as <text:tab/><text:tab/><text:tab/>the input data, it either shifts the input right by 8 bits when logic is high and masks the <text:tab/><text:tab/><text:tab/>MSB when logic is low.</text:p>
      <text:p text:style-name="P1"><text:tab/>Maskit: A shifter for calculating data during STB, using a control signal for enabling. <text:s/>On logic <text:tab/><text:tab/><text:tab/>low, passes data through. <text:s/>When logic high, it moves the MSB to LSB in MDR by right-<text:tab/><text:tab/><text:tab/>shifting 8 bits.</text:p>
      <text:p text:style-name="P1">Modified:</text:p>
      <text:p text:style-name="P1"><text:tab/>IR: <text:s/>Consolidated adj9 and adj6 modules into Irs outputs. <text:s/>Added outputs for imm5, non-<text:tab/><text:tab/><text:tab/>adjusted offset6, imm4, imm11, and trap_vect8. <text:s/>Added logic signals going out to <text:tab/><text:tab/><text:tab/>control: bit5, bit0<text:span text:style-name="T1">,</text:span> <text:span text:style-name="T1">and </text:span>bit11. <text:s/><text:span text:style-name="T1">Also added output bits for local control: bit4 and bit5l. <text:s/><text:tab/><text:tab/><text:tab/>Added input from control for JSR: jssr_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7T13:13:53.589049112</meta:creation-date>
    <dc:date>2017-09-17T13:31:57.459477724</dc:date>
    <meta:editing-duration>PT2M53S</meta:editing-duration>
    <meta:editing-cycles>1</meta:editing-cycles>
    <meta:document-statistic meta:table-count="0" meta:image-count="0" meta:object-count="0" meta:page-count="1" meta:paragraph-count="9" meta:word-count="198" meta:character-count="1134" meta:non-whitespace-character-count="903"/>
    <meta:generator>LibreOffice/5.0.6.2$Linux_X86_64 LibreOffice_project/00$Build-2</meta:generator>
  </office:meta>
</office:document-meta>
</file>